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650953" draw:textarea-horizontal-align="justify" draw:textarea-vertical-align="middle" draw:auto-grow-height="false" fo:min-height="3.05cm" fo:min-width="3.6cm" draw:shadow="hidden" draw:shadow-offset-x="0cm" draw:shadow-offset-y="0cm" draw:shadow-color="#808080" draw:shadow-opacity="54%"/>
      <style:paragraph-properties style:writing-mode="lr-tb"/>
    </style:style>
    <style:style style:name="gr2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ff0000" draw:marker-end="Arrow" draw:marker-end-width="0.3cm" draw:fill="solid" draw:textarea-vertical-align="top"/>
      <style:paragraph-properties style:writing-mode="lr-tb"/>
    </style:style>
    <style:style style:name="gr4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Fira Sans"/>
    </style:style>
    <style:style style:name="P2" style:family="paragraph">
      <loext:graphic-properties draw:fill-color="#650953"/>
      <style:paragraph-properties fo:text-align="center" style:writing-mode="lr-tb"/>
      <style:text-properties style:font-name="Fira Sans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  <style:text-properties style:font-name="Fira Sans" fo:font-size="8pt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style:font-name="Fira Code1"/>
    </style:style>
    <style:style style:name="P9" style:family="paragraph">
      <loext:graphic-properties draw:fill="solid"/>
      <style:paragraph-properties fo:text-align="center"/>
      <style:text-properties style:font-name="Fira Sans" fo:font-size="8pt" style:font-size-asian="8pt" style:font-size-complex="8pt"/>
    </style:style>
    <style:style style:name="T1" style:family="text">
      <style:text-properties style:font-name="Fira Sans"/>
    </style:style>
    <style:style style:name="T2" style:family="text">
      <style:text-properties style:font-name="Fira Sans" fo:font-size="8pt" style:font-size-asian="8pt" style:font-size-complex="8pt"/>
    </style:style>
    <style:style style:name="T3" style:family="text">
      <style:text-properties style:font-name="Fira Sans" fo:font-size="8pt" fo:letter-spacing="normal" style:font-size-asian="8pt" style:font-size-complex="8pt"/>
    </style:style>
    <style:style style:name="T4" style:family="text">
      <style:text-properties style:font-name="Fira Code1" fo:font-size="12pt" style:font-size-asian="12pt" style:font-size-complex="12pt"/>
    </style:style>
    <style:style style:name="T5" style:family="text">
      <style:text-properties style:font-name="Fira Code1" fo:font-size="8pt" style:font-size-asian="8pt" style:font-size-complex="8pt"/>
    </style:style>
    <style:style style:name="T6" style:family="text">
      <style:text-properties fo:color="#00a933" style:font-name="Fira Code1" fo:font-size="8pt" style:font-size-asian="8pt" style:font-size-complex="8pt"/>
    </style:style>
    <style:style style:name="T7" style:family="text">
      <style:text-properties fo:color="#000000" style:font-name="Fira Code1" fo:font-size="8pt" style:font-size-asian="8pt" style:font-size-complex="8pt"/>
    </style:style>
    <style:style style:name="T8" style:family="text">
      <style:text-properties fo:color="#ff8000" style:font-name="Fira Code1" fo:font-size="8pt" style:font-size-asian="8pt" style:font-size-complex="8pt"/>
    </style:style>
    <style:style style:name="T9" style:family="text">
      <style:text-properties fo:color="#ff0000" style:font-name="Fira Code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cm" svg:height="3.3cm" svg:x="5.1cm" svg:y="5.9cm">
          <text:p text:style-name="P1"><text:span text:style-name="T1">Login p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1cm" svg:height="3.3cm" svg:x="20.9cm" svg:y="5.9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1" draw:text-style-name="P2" xml:id="id1" draw:id="id1" draw:layer="layout" svg:width="4.1cm" svg:height="3.3cm" svg:x="10.6cm" svg:y="9.7cm">
            <text:p text:style-name="P1"><text:span text:style-name="T1">Forgot</text:span></text:p>
            <text:p text:style-name="P1"><text:span text:style-name="T1">Password</text:span></text:p>
            <text:p text:style-name="P1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4.1cm" svg:height="3.3cm" svg:x="15.8cm" svg:y="9.7cm">
            <text:p text:style-name="P1"><text:span text:style-name="T1">Email with</text:span></text:p>
            <text:p text:style-name="P1"><text:span text:style-name="T1">Reset</text:span></text:p>
            <text:p text:style-name="P1"><text:span text:style-name="T1">lin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4.1cm" svg:height="3.3cm" svg:x="20.8cm" svg:y="9.7cm">
            <text:p text:style-name="P1"><text:span text:style-name="T1">Reset</text:span></text:p>
            <text:p text:style-name="P1"><text:span text:style-name="T1">password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svg:x1="14.7cm" svg:y1="11.35cm" svg:x2="15.8cm" svg:y2="11.35cm" draw:start-shape="id1" draw:start-glue-point="1" draw:end-shape="id2" draw:end-glue-point="3" svg:d="M14700 11350h1100" svg:viewBox="0 0 1101 1">
            <text:p/>
          </draw:connector>
          <draw:connector draw:style-name="gr2" draw:text-style-name="P3" draw:layer="layout" svg:x1="19.9cm" svg:y1="11.35cm" svg:x2="20.8cm" svg:y2="11.35cm" draw:start-shape="id2" draw:start-glue-point="1" draw:end-shape="id3" draw:end-glue-point="3" svg:d="M19900 11350h900" svg:viewBox="0 0 901 1">
            <text:p/>
          </draw:connector>
        </draw:g>
        <draw:connector draw:style-name="gr2" draw:text-style-name="P4" draw:layer="layout" svg:x1="9.2cm" svg:y1="7.55cm" svg:x2="10.6cm" svg:y2="11.35cm" draw:start-shape="id4" draw:start-glue-point="1" draw:end-shape="id5" svg:d="M9200 7550h700v3800h700" svg:viewBox="0 0 1401 3801">
          <text:p/>
        </draw:connector>
        <draw:connector draw:style-name="gr3" draw:text-style-name="P6" draw:layer="layout" draw:line-skew="0.599cm -0.199cm" svg:x1="9.2cm" svg:y1="7.55cm" svg:x2="7.15cm" svg:y2="5.9cm" draw:start-shape="id4" draw:start-glue-point="1" draw:end-shape="id4" draw:end-glue-point="0" svg:d="M9200 7550h1100v-2350h-3150v700" svg:viewBox="0 0 3151 2351">
          <text:p text:style-name="P5"><text:span text:style-name="T2">Incorect </text:span><text:span text:style-name="T3">password</text:span></text:p>
        </draw:connector>
        <draw:connector draw:style-name="gr2" draw:text-style-name="P3" draw:layer="layout" draw:line-skew="0cm 12.301cm -0.699cm" svg:x1="24.9cm" svg:y1="11.35cm" svg:x2="5.1cm" svg:y2="7.55cm" draw:start-shape="id5" draw:start-glue-point="1" draw:end-shape="id4" draw:end-glue-point="3" svg:d="M24900 11350h501v6350h-21501v-10150h1200" svg:viewBox="0 0 21502 10151">
          <text:p/>
        </draw:connector>
        <draw:connector draw:style-name="gr4" draw:text-style-name="P3" draw:layer="layout" svg:x1="9.2cm" svg:y1="7.55cm" svg:x2="20.9cm" svg:y2="7.55cm" draw:start-shape="id4" draw:start-glue-point="1" draw:end-shape="id6" draw:end-glue-point="3" svg:d="M9200 7550h11700" svg:viewBox="0 0 11701 1">
          <text:p/>
        </draw:connector>
        <draw:frame draw:style-name="gr5" draw:text-style-name="P8" draw:layer="layout" svg:width="3.2cm" svg:height="2.1cm" svg:x="4.6cm" svg:y="15.2cm">
          <draw:text-box>
            <text:p><text:span text:style-name="T4">Key:</text:span></text:p>
            <text:p><text:span text:style-name="T5">Normal <text:s text:c="4"/>: </text:span><text:span text:style-name="T6">▆</text:span></text:p>
            <text:p text:style-name="P7"><text:span text:style-name="T7">Alternative:</text:span><text:span text:style-name="T6"> </text:span><text:span text:style-name="T8">▆</text:span></text:p>
            <text:p text:style-name="P7"><text:span text:style-name="T7">Exceptional:</text:span><text:span text:style-name="T6"> </text:span><text:span text:style-name="T9">▆</text:span></text:p>
          </draw:text-box>
        </draw:frame>
        <draw:connector draw:style-name="gr2" draw:text-style-name="P3" draw:layer="layout" draw:line-skew="0cm 5.925cm -0.399cm" svg:x1="19.9cm" svg:y1="15.6cm" svg:x2="5.1cm" svg:y2="7.55cm" draw:start-shape="id7" draw:start-glue-point="1" draw:end-shape="id4" draw:end-glue-point="3" svg:d="M19900 15600h501v1900h-16201v-9950h900" svg:viewBox="0 0 16202 9951">
          <text:p/>
        </draw:connector>
        <draw:connector draw:style-name="gr2" draw:text-style-name="P3" draw:layer="layout" draw:line-skew="-0.4cm" svg:x1="9.2cm" svg:y1="7.55cm" svg:x2="10.6cm" svg:y2="15.75cm" draw:start-shape="id4" draw:start-glue-point="1" svg:d="M9200 7550h551v8200h849" svg:viewBox="0 0 1401 8201">
          <text:p/>
        </draw:connector>
        <draw:g>
          <draw:custom-shape draw:style-name="gr1" draw:text-style-name="P2" xml:id="id8" draw:id="id8" draw:layer="layout" svg:width="4.1cm" svg:height="3.3cm" svg:x="10.6cm" svg:y="13.95cm">
            <text:p text:style-name="P1"><text:span text:style-name="T1">Registration</text:span></text:p>
            <text:p text:style-name="P1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7" draw:id="id7" draw:layer="layout" svg:width="4.1cm" svg:height="3.3cm" svg:x="15.8cm" svg:y="13.95cm">
            <text:p text:style-name="P1"><text:span text:style-name="T1">Ask manager</text:span></text:p>
            <text:p text:style-name="P1"><text:span text:style-name="T1">to give</text:span></text:p>
            <text:p text:style-name="P1"><text:span text:style-name="T1">permissions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svg:x1="14.7cm" svg:y1="15.6cm" svg:x2="15.8cm" svg:y2="15.6cm" draw:start-shape="id8" draw:start-glue-point="1" draw:end-shape="id7" draw:end-glue-point="3" svg:d="M14700 15600h1100" svg:viewBox="0 0 1101 1">
            <text:p/>
          </draw:connector>
          <draw:connector draw:style-name="gr3" draw:text-style-name="P9" draw:layer="layout" draw:line-skew="0cm -0.099cm" svg:x1="14.7cm" svg:y1="15.6cm" svg:x2="12.65cm" svg:y2="13.95cm" draw:start-shape="id8" draw:start-glue-point="1" draw:end-shape="id8" draw:end-glue-point="0" svg:d="M14700 15600h501v-2250h-2551v600" svg:viewBox="0 0 2552 2251">
            <text:p text:style-name="P5"><text:span text:style-name="T2">Account exists</text:span></text:p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20:35:46.280506331</meta:creation-date>
    <meta:editing-duration>PT8M13S</meta:editing-duration>
    <meta:editing-cycles>4</meta:editing-cycles>
    <meta:generator>LibreOffice/6.4.3.2$Linux_X86_64 LibreOffice_project/40$Build-2</meta:generator>
    <dc:date>2020-05-20T20:43:44.598592220</dc:date>
    <meta:document-statistic meta:object-count="20"/>
  </office:meta>
</office:document-meta>
</file>